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officeooo:rsid="001df52a" officeooo:paragraph-rsid="001df52a" style:font-weight-asian="bold" style:font-weight-complex="bold"/>
    </style:style>
    <style:style style:name="P2" style:family="paragraph" style:parent-style-name="Heading_20_3">
      <style:text-properties officeooo:paragraph-rsid="001f3a02"/>
    </style:style>
    <style:style style:name="P3" style:family="paragraph" style:parent-style-name="Standard">
      <style:text-properties fo:font-weight="bold" officeooo:rsid="001f3a02" officeooo:paragraph-rsid="001f3a02" style:font-weight-asian="bold" style:font-weight-complex="bold"/>
    </style:style>
    <style:style style:name="P4" style:family="paragraph" style:parent-style-name="Standard">
      <style:text-properties fo:font-size="13pt" fo:font-weight="bold" officeooo:rsid="001df52a" officeooo:paragraph-rsid="001df52a" style:font-size-asian="13pt" style:font-weight-asian="bold" style:font-size-complex="13pt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Text_20_body">
      <style:text-properties officeooo:paragraph-rsid="001f3a02"/>
    </style:style>
    <style:style style:name="P8" style:family="paragraph" style:parent-style-name="Text_20_body">
      <style:text-properties fo:font-size="13pt" fo:font-weight="bold" officeooo:rsid="001f3a02" officeooo:paragraph-rsid="001f3a02" style:font-size-asian="13pt" style:font-weight-asian="bold" style:font-size-complex="13pt" style:font-weight-complex="bold"/>
    </style:style>
    <style:style style:name="P9" style:family="paragraph" style:parent-style-name="Title">
      <style:text-properties officeooo:paragraph-rsid="001f3a02"/>
    </style:style>
    <style:style style:name="P10" style:family="paragraph">
      <loext:graphic-properties draw:fill="solid" draw:fill-color="#dddddd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Consolas" fo:font-size="10.5pt" fo:font-weight="normal"/>
    </style:style>
    <style:style style:name="T7" style:family="text">
      <style:text-properties fo:color="#4ec9b0" loext:opacity="100%"/>
    </style:style>
    <style:style style:name="T8" style:family="text">
      <style:text-properties fo:color="#4ec9b0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d4d4d4" loext:opacity="100%" style:font-name="Consolas" fo:font-size="10.5pt" fo:font-weight="normal"/>
    </style:style>
    <style:style style:name="T15" style:family="text">
      <style:text-properties officeooo:rsid="001f3a02"/>
    </style:style>
    <style:style style:name="gr1" style:family="graphic">
      <style:graphic-properties draw:stroke="dash" draw:stroke-dash="Dash_20__28_Rounded_29_" svg:stroke-color="#000000" svg:stroke-linecap="round" draw:fill="solid" draw:fill-color="#dddddd" fo:min-height="0.613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_20__28_Rounded_29_" svg:stroke-color="#000000" svg:stroke-linecap="round" draw:fill="solid" draw:fill-color="#dddddd" fo:min-height="1.642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4</text:p>
      <text:h text:style-name="Heading_20_3" text:outline-level="3">Aim : Write A Program To Implement Default And Parameterized Constructor</text:h>
      <text:p text:style-name="P4">A. Default Constructor</text:p>
      <text:p text:style-name="Standard">#include &lt;iostream&gt;</text:p>
      <text:p text:style-name="Standard">using namespace std;</text:p>
      <text:p text:style-name="Standard">class Student</text:p>
      <text:p text:style-name="Standard">{</text:p>
      <text:p text:style-name="Standard">protected:</text:p>
      <text:p text:style-name="Standard">    string Name, Stream;</text:p>
      <text:p text:style-name="Standard">    int Age, RollNo;</text:p>
      <text:p text:style-name="Standard">public:</text:p>
      <text:p text:style-name="Standard">    Student()</text:p>
      <text:p text:style-name="Standard">    {</text:p>
      <text:p text:style-name="Standard">        cout &lt;&lt; "Enter Your Name : ";</text:p>
      <text:p text:style-name="Standard">        cin &gt;&gt; Name;</text:p>
      <text:p text:style-name="Standard">        cout &lt;&lt; "Enter Your Stream : ";</text:p>
      <text:p text:style-name="Standard">        cin &gt;&gt; Stream;</text:p>
      <text:p text:style-name="Standard">        cout &lt;&lt; "Enter Your Age : ";</text:p>
      <text:p text:style-name="Standard">        cin &gt;&gt; Age;</text:p>
      <text:p text:style-name="Standard">        cout &lt;&lt; "Enter Your Roll No : ";</text:p>
      <text:p text:style-name="Standard">        cin &gt;&gt; RollNo;</text:p>
      <text:p text:style-name="Standard">    }</text:p>
      <text:p text:style-name="Standard">    void display()</text:p>
      <text:p text:style-name="Standard">    {</text:p>
      <text:p text:style-name="Standard">        cout &lt;&lt; "Name : " &lt;&lt; Name &lt;&lt; endl;</text:p>
      <text:p text:style-name="Standard">        cout &lt;&lt; "Stream : " &lt;&lt; Stream &lt;&lt; endl;</text:p>
      <text:p text:style-name="Standard">        cout &lt;&lt; "Age : " &lt;&lt; Age &lt;&lt; endl;</text:p>
      <text:p text:style-name="Standard">        cout &lt;&lt; "Roll No : " &lt;&lt; RollNo &lt;&lt; endl;</text:p>
      <text:p text:style-name="Standard">    }</text:p>
      <text:p text:style-name="Standard">};</text:p>
      <text:p text:style-name="Standard">int main()</text:p>
      <text:p text:style-name="Standard">{</text:p>
      <text:p text:style-name="Standard">    Student s;</text:p>
      <text:p text:style-name="Standard">    s.display();</text:p>
      <text:p text:style-name="Standard"/>
      <text:p text:style-name="Standard">    return 0;</text:p>
      <text:p text:style-name="Standard">}</text:p>
      <text:p text:style-name="P4"><draw:frame text:anchor-type="paragraph" draw:z-index="0" draw:name="Text Frame 1" draw:style-name="gr2" draw:text-style-name="P10" svg:width="3.3705in" svg:height="1.6425in" svg:x="-0.0008in" svg:y="0.0272in"><draw:text-box><text:p>Enter Your Name : john</text:p><text:p>Enter Your Stream : cs </text:p><text:p>Enter Your Age : 18</text:p><text:p>Enter Your Roll No : 00</text:p><text:p>Name : john</text:p><text:p>Stream : cs</text:p><text:p>Age : 18</text:p><text:p>Roll No : 0</text:p></draw:text-box></draw:frame></text:p>
      <text:p text:style-name="P4"/>
      <text:p text:style-name="P4"/>
      <text:p text:style-name="P4"><text:soft-page-break/>B. Parameterized Constructor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class Circle</text:p>
      <text:p text:style-name="Standard">{</text:p>
      <text:p text:style-name="Standard">protected:</text:p>
      <text:p text:style-name="Standard">    double Radius;</text:p>
      <text:p text:style-name="Standard"/>
      <text:p text:style-name="Standard">public:</text:p>
      <text:p text:style-name="Standard">    Circle(double r)</text:p>
      <text:p text:style-name="Standard">    {</text:p>
      <text:p text:style-name="Standard">        Radius = r;</text:p>
      <text:p text:style-name="Standard">    }</text:p>
      <text:p text:style-name="Standard"/>
      <text:p text:style-name="Standard">    void displayCircumference()</text:p>
      <text:p text:style-name="Standard">    {</text:p>
      <text:p text:style-name="Standard">        cout &lt;&lt; "Circumference Of The Circle Is : " &lt;&lt; 2 * 3.14 * Radius&lt;&lt;endl;</text:p>
      <text:p text:style-name="Standard">    }</text:p>
      <text:p text:style-name="Standard"/>
      <text:p text:style-name="Standard">    void displayArea()</text:p>
      <text:p text:style-name="Standard">    {</text:p>
      <text:p text:style-name="Standard">        cout &lt;&lt; "Area Of The Circle Is : " &lt;&lt; 3.14 * Radius * Radius&lt;&lt;endl;</text:p>
      <text:p text:style-name="Standard">    }</text:p>
      <text:p text:style-name="Standard">};</text:p>
      <text:p text:style-name="Standard"/>
      <text:p text:style-name="Standard">int main()</text:p>
      <text:p text:style-name="Standard">{</text:p>
      <text:p text:style-name="Standard">    int r = 0;</text:p>
      <text:p text:style-name="Standard">    cout &lt;&lt; "Enter The Radius : ";</text:p>
      <text:p text:style-name="Standard">    cin &gt;&gt; r;</text:p>
      <text:p text:style-name="Standard"/>
      <text:p text:style-name="Standard">    while (r &lt; 0)</text:p>
      <text:p text:style-name="Standard">    {</text:p>
      <text:p text:style-name="Standard">        cout &lt;&lt; "Enter A Positive Number : ";</text:p>
      <text:p text:style-name="Standard">        cin &gt;&gt; r;</text:p>
      <text:p text:style-name="Standard">    }</text:p>
      <text:p text:style-name="Standard"/>
      <text:p text:style-name="Standard">    Circle c(r);</text:p>
      <text:p text:style-name="Standard">    c.displayCircumference();</text:p>
      <text:p text:style-name="Standard">    c.displayArea();</text:p>
      <text:p text:style-name="Standard">    return 0;</text:p>
      <text:p text:style-name="Standard">}</text:p>
      <text:p text:style-name="Standard"><draw:frame text:anchor-type="paragraph" draw:z-index="1" draw:name="Text Frame 2" draw:style-name="gr1" draw:text-style-name="P10" svg:width="3.3705in" svg:height="0.6142in" svg:x="-0.0008in" svg:y="0.052in"><draw:text-box><text:p>Enter The Radius : 34</text:p><text:p>Circumference Of The Circle Is : 213.52</text:p><text:p>Area Of The Circle Is : 3629.84</text:p></draw:text-box></draw:frame></text:p>
      <text:p text:style-name="Standard"/>
      <text:p text:style-name="P9"><text:soft-page-break/>Practical No <text:span text:style-name="T15">5</text:span></text:p>
      <text:h text:style-name="P2" text:outline-level="3">Aim : Write A Program To Implement <text:span text:style-name="T15">Single</text:span> And <text:span text:style-name="T15">Multi-Level</text:span> <text:span text:style-name="T15">Inheritance</text:span></text:h>
      <text:p text:style-name="P8">A. Single</text:p>
      <text:p text:style-name="Standard">#include &lt;iostream&gt;</text:p>
      <text:p text:style-name="Standard">using namespace std;</text:p>
      <text:p text:style-name="Standard"/>
      <text:p text:style-name="Standard">class Salary</text:p>
      <text:p text:style-name="Standard">{</text:p>
      <text:p text:style-name="Standard">protected:</text:p>
      <text:p text:style-name="Standard">    double salary = 60000;</text:p>
      <text:p text:style-name="Standard">};</text:p>
      <text:p text:style-name="Standard"/>
      <text:p text:style-name="Standard">class Programmer : public Salary</text:p>
      <text:p text:style-name="Standard">{</text:p>
      <text:p text:style-name="Standard">protected:</text:p>
      <text:p text:style-name="Standard">    string Name = "John Doe";</text:p>
      <text:p text:style-name="Standard">    double bonous = 6000;</text:p>
      <text:p text:style-name="Standard"/>
      <text:p text:style-name="Standard">public:</text:p>
      <text:p text:style-name="Standard">    void display()</text:p>
      <text:p text:style-name="Standard">    {</text:p>
      <text:p text:style-name="Standard">        cout &lt;&lt; "My Name Is : " &lt;&lt; Name &lt;&lt; endl;</text:p>
      <text:p text:style-name="Standard">        cout &lt;&lt; "My Bonous Is : " &lt;&lt; bonous &lt;&lt; endl;</text:p>
      <text:p text:style-name="Standard">        cout &lt;&lt; "My Salary Is : " &lt;&lt; salary &lt;&lt; endl;</text:p>
      <text:p text:style-name="Standard">        cout &lt;&lt; "My Gross Salary Is : " &lt;&lt; salary + bonous &lt;&lt; endl;</text:p>
      <text:p text:style-name="Standard">    }</text:p>
      <text:p text:style-name="Standard">};</text:p>
      <text:p text:style-name="Standard"/>
      <text:p text:style-name="Standard">int main (){</text:p>
      <text:p text:style-name="Standard">    Programmer p;</text:p>
      <text:p text:style-name="Standard">    p.display();</text:p>
      <text:p text:style-name="Standard"/>
      <text:p text:style-name="Standard">    return 0;</text:p>
      <text:p text:style-name="Standard">}</text:p>
      <text:p text:style-name="P8"><draw:frame text:anchor-type="paragraph" draw:z-index="2" draw:name="Text Frame 3" draw:style-name="gr1" draw:text-style-name="P10" svg:width="3.3705in" svg:height="0.7677in" svg:x="-0.0008in" svg:y="0.052in"><draw:text-box><text:p>My Name Is : John Doe</text:p><text:p>My Bonous Is : 6000</text:p><text:p>My Salary Is : 60000</text:p><text:p>My Gross Salary Is : 66000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B. Multi-Level</text:p>
      <text:p text:style-name="Standard">#include &lt;iostream&gt;</text:p>
      <text:p text:style-name="Standard">using namespace std;</text:p>
      <text:p text:style-name="Standard"/>
      <text:p text:style-name="Standard">class Data</text:p>
      <text:p text:style-name="Standard">{</text:p>
      <text:p text:style-name="Standard">protected:</text:p>
      <text:p text:style-name="Standard">    double P, C, M, B;</text:p>
      <text:p text:style-name="Standard"/>
      <text:p text:style-name="Standard">public:</text:p>
      <text:p text:style-name="Standard">    void read()</text:p>
      <text:p text:style-name="Standard">    {</text:p>
      <text:p text:style-name="Standard">        cout &lt;&lt; "Enter Physics Marks : ";</text:p>
      <text:p text:style-name="Standard">        cin &gt;&gt; P;</text:p>
      <text:p text:style-name="Standard">        cout &lt;&lt; "Enter Chemistry Marks : ";</text:p>
      <text:p text:style-name="Standard">        cin &gt;&gt; C;</text:p>
      <text:p text:style-name="Standard">        cout &lt;&lt; "Enter Maths Marks : ";</text:p>
      <text:p text:style-name="Standard">        cin &gt;&gt; M;</text:p>
      <text:p text:style-name="Standard">        cout &lt;&lt; "Enter Biology Marks : ";</text:p>
      <text:p text:style-name="Standard">        cin &gt;&gt; B;</text:p>
      <text:p text:style-name="Standard">    }</text:p>
      <text:p text:style-name="Standard">};</text:p>
      <text:p text:style-name="Standard"/>
      <text:p text:style-name="Standard">class Sum : public Data</text:p>
      <text:p text:style-name="Standard">{</text:p>
      <text:p text:style-name="Standard">protected:</text:p>
      <text:p text:style-name="Standard">    double totalMarks;</text:p>
      <text:p text:style-name="Standard"/>
      <text:p text:style-name="Standard">public:</text:p>
      <text:p text:style-name="Standard">    void sum()</text:p>
      <text:p text:style-name="Standard">    {</text:p>
      <text:p text:style-name="Standard">        totalMarks = P + C + M + B;</text:p>
      <text:p text:style-name="Standard">    }</text:p>
      <text:p text:style-name="Standard">};</text:p>
      <text:p text:style-name="Standard"/>
      <text:p text:style-name="Standard">class Percent : public Sum</text:p>
      <text:p text:style-name="Standard">{</text:p>
      <text:p text:style-name="Standard">protected:</text:p>
      <text:p text:style-name="Standard">    double totalPercent;</text:p>
      <text:p text:style-name="Standard"/>
      <text:p text:style-name="Standard">public:</text:p>
      <text:p text:style-name="Standard">    void calculate()</text:p>
      <text:p text:style-name="Standard">    {</text:p>
      <text:p text:style-name="Standard">        totalPercent = (totalMarks / 400) * 100;</text:p>
      <text:p text:style-name="Standard">    }</text:p>
      <text:p text:style-name="Standard">    void display()</text:p>
      <text:p text:style-name="Standard"><text:soft-page-break/>    {</text:p>
      <text:p text:style-name="Standard">        cout &lt;&lt; "----------Result----------" &lt;&lt; endl;</text:p>
      <text:p text:style-name="Standard">        cout &lt;&lt; "Physics : " &lt;&lt; P &lt;&lt; endl;</text:p>
      <text:p text:style-name="Standard">        cout &lt;&lt; "Chemistry : " &lt;&lt; C &lt;&lt; endl;</text:p>
      <text:p text:style-name="Standard">        cout &lt;&lt; "Maths : " &lt;&lt; M &lt;&lt; endl;</text:p>
      <text:p text:style-name="Standard">        cout &lt;&lt; "Biology : " &lt;&lt; B &lt;&lt; endl;</text:p>
      <text:p text:style-name="Standard"/>
      <text:p text:style-name="Standard">        cout &lt;&lt; "Total Marks : " &lt;&lt; totalMarks &lt;&lt; endl;</text:p>
      <text:p text:style-name="Standard">        cout &lt;&lt; "Total Percantage : " &lt;&lt; totalPercent &lt;&lt; endl;</text:p>
      <text:p text:style-name="Standard">    }</text:p>
      <text:p text:style-name="Standard">};</text:p>
      <text:p text:style-name="Standard"/>
      <text:p text:style-name="Standard">int main()</text:p>
      <text:p text:style-name="Standard">{</text:p>
      <text:p text:style-name="Standard">    Percent john;</text:p>
      <text:p text:style-name="Standard">    john.read();</text:p>
      <text:p text:style-name="Standard">    john.sum();</text:p>
      <text:p text:style-name="Standard">    john.calculate();</text:p>
      <text:p text:style-name="Standard">    john.display();</text:p>
      <text:p text:style-name="Standard"/>
      <text:p text:style-name="Standard">    return 0;</text:p>
      <text:p text:style-name="Standard">}</text:p>
      <text:p text:style-name="P3"><draw:frame text:anchor-type="paragraph" draw:z-index="3" draw:name="Text Frame 4" draw:style-name="gr1" draw:text-style-name="P10" svg:width="3.3705in" svg:height="2.1094in" svg:x="-0.0008in" svg:y="0.0043in"><draw:text-box><text:p>Enter Physics Marks : 78</text:p><text:p>Enter Chemistry Marks : 89</text:p><text:p>Enter Maths Marks : 98</text:p><text:p>Enter Biology Marks : 99</text:p><text:p>----------Result----------</text:p><text:p>Physics : 78</text:p><text:p>Chemistry : 89</text:p><text:p>Maths : 98</text:p><text:p>Biology : 99</text:p><text:p>Total Marks : 364</text:p><text:p>Total Percantage : 91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Practical No <text:span text:style-name="T15">6</text:span></text:p>
      <text:h text:style-name="P2" text:outline-level="3">Aim : Write A Program To Implement <text:span text:style-name="T15">Multiple</text:span> <text:span text:style-name="T15">Inheritance</text:span></text:h>
      <text:p text:style-name="P6">#include &lt;iostream&gt;</text:p>
      <text:p text:style-name="P6"/>
      <text:p text:style-name="P6">using namespace std;</text:p>
      <text:p text:style-name="P6"/>
      <text:p text:style-name="P6">class Polygon</text:p>
      <text:p text:style-name="P6">{</text:p>
      <text:p text:style-name="P6">protected:</text:p>
      <text:p text:style-name="P6">    double height, width;</text:p>
      <text:p text:style-name="P6"/>
      <text:p text:style-name="P6">public:</text:p>
      <text:p text:style-name="P6">    void read(double h, double w)</text:p>
      <text:p text:style-name="P6">    {</text:p>
      <text:p text:style-name="P6">        height = h;</text:p>
      <text:p text:style-name="P6">        width = w;</text:p>
      <text:p text:style-name="P6">    }</text:p>
      <text:p text:style-name="P6">};</text:p>
      <text:p text:style-name="P6"/>
      <text:p text:style-name="P6">class Rectangle : public Polygon</text:p>
      <text:p text:style-name="P6">{</text:p>
      <text:p text:style-name="P6">public:</text:p>
      <text:p text:style-name="P6">    double area()</text:p>
      <text:p text:style-name="P6">    {</text:p>
      <text:p text:style-name="P6">        return height * width;</text:p>
      <text:p text:style-name="P6">    }</text:p>
      <text:p text:style-name="P6">};</text:p>
      <text:p text:style-name="P6">class Triangle : public Polygon</text:p>
      <text:p text:style-name="P6">{</text:p>
      <text:p text:style-name="P6">public:</text:p>
      <text:p text:style-name="P6">    double area()</text:p>
      <text:p text:style-name="P6">    {</text:p>
      <text:p text:style-name="P6">        return 0.5 * height * width;</text:p>
      <text:p text:style-name="P6">    }</text:p>
      <text:p text:style-name="P6">};</text:p>
      <text:p text:style-name="P6"/>
      <text:p text:style-name="P6">class Output : public Triangle, public Rectangle</text:p>
      <text:p text:style-name="P6">{</text:p>
      <text:p text:style-name="P6">protected:</text:p>
      <text:p text:style-name="P6">    int choice;</text:p>
      <text:p text:style-name="P6"/>
      <text:p text:style-name="P6">public:</text:p>
      <text:p text:style-name="P6">    Output(int c)</text:p>
      <text:p text:style-name="P6">    {</text:p>
      <text:p text:style-name="P6">        choice = c;</text:p>
      <text:p text:style-name="P6">    }</text:p>
      <text:p text:style-name="P6"/>
      <text:p text:style-name="P6"><text:soft-page-break/>    void display()</text:p>
      <text:p text:style-name="P6">    {</text:p>
      <text:p text:style-name="P6">        switch (choice)</text:p>
      <text:p text:style-name="P6">        {</text:p>
      <text:p text:style-name="P6">        case 1:</text:p>
      <text:p text:style-name="P6">            Triangle::read(12, 14);</text:p>
      <text:p text:style-name="P6">            cout &lt;&lt; "The Area Of Triangle Is : " &lt;&lt; Triangle::area() &lt;&lt; endl;</text:p>
      <text:p text:style-name="P6">            break;</text:p>
      <text:p text:style-name="P6">            </text:p>
      <text:p text:style-name="P6">            case 2:</text:p>
      <text:p text:style-name="P6">            Rectangle::read(12, 14);</text:p>
      <text:p text:style-name="P6">            cout &lt;&lt; "The Area Of Rectangle Is : " &lt;&lt; Rectangle::area() &lt;&lt; endl;</text:p>
      <text:p text:style-name="P6">            break;</text:p>
      <text:p text:style-name="P6"/>
      <text:p text:style-name="P6">        default:</text:p>
      <text:p text:style-name="P6">            break;</text:p>
      <text:p text:style-name="P6">        }</text:p>
      <text:p text:style-name="P6">    }</text:p>
      <text:p text:style-name="P6">};</text:p>
      <text:p text:style-name="P6"/>
      <text:p text:style-name="P6">int main()</text:p>
      <text:p text:style-name="P6">{</text:p>
      <text:p text:style-name="P6">    int c;</text:p>
      <text:p text:style-name="P6"/>
      <text:p text:style-name="P6">    cout &lt;&lt; "-------- Area Calculator --------" &lt;&lt; endl;</text:p>
      <text:p text:style-name="P6">    cout &lt;&lt; "1. Triangle" &lt;&lt; endl;</text:p>
      <text:p text:style-name="P6">    cout &lt;&lt; "2. Rectangle" &lt;&lt; endl;</text:p>
      <text:p text:style-name="P6">    cout &lt;&lt; "Enter Your Choice : ";</text:p>
      <text:p text:style-name="P6">    cin &gt;&gt; c;</text:p>
      <text:p text:style-name="P6"/>
      <text:p text:style-name="P6">    while (c &lt; 0 || c &gt; 2)</text:p>
      <text:p text:style-name="P6">    {</text:p>
      <text:p text:style-name="P6">        cout &lt;&lt; "Enter A Valid Choice : ";</text:p>
      <text:p text:style-name="P6">        cin &gt;&gt; c;</text:p>
      <text:p text:style-name="P6">    }</text:p>
      <text:p text:style-name="P6"/>
      <text:p text:style-name="P6">    Output o(c);</text:p>
      <text:p text:style-name="P6">    o.display();</text:p>
      <text:p text:style-name="P6"/>
      <text:p text:style-name="P6">    return 0;</text:p>
      <text:p text:style-name="P6">}</text:p>
      <text:p text:style-name="P7"><draw:frame text:anchor-type="paragraph" draw:z-index="4" draw:name="Text Frame 5" draw:style-name="gr1" draw:text-style-name="P10" svg:width="3.3705in" svg:height="2.1094in" svg:x="-0.0008in" svg:y="0.0043in"><draw:text-box><text:p>-------- Area Calculator --------</text:p><text:p>1. Triangle</text:p><text:p>2. Rectangle</text:p><text:p>Enter Your Choice : 1</text:p><text:p>The Area Of Triangle Is : 84</text:p><text:p/><text:p>-------- Area Calculator --------</text:p><text:p>1. Triangle</text:p><text:p>2. Rectangle</text:p><text:p>Enter Your Choice : 2</text:p><text:p>The Area Of Rectangle Is : 168</text:p></draw:text-box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officeooo:rsid="001df52a" officeooo:paragraph-rsid="001df52a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Name : Ashif Shaikh</text:p>
        <text:p text:style-name="MP1">Roll No: 45 <text:s text:c="15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20:06:15.649000000</meta:creation-date>
    <dc:date>2025-02-20T20:30:05.096000000</dc:date>
    <meta:editing-duration>PT13M27S</meta:editing-duration>
    <meta:editing-cycles>1</meta:editing-cycles>
    <meta:document-statistic meta:table-count="0" meta:image-count="0" meta:object-count="0" meta:page-count="7" meta:paragraph-count="237" meta:word-count="734" meta:character-count="4451" meta:non-whitespace-character-count="3072"/>
    <meta:generator>LibreOffice/24.2.5.2$Windows_X86_64 LibreOffice_project/bffef4ea93e59bebbeaf7f431bb02b1a39ee8a59</meta:generator>
  </office:meta>
</office:document-meta>
</file>